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4">
      <style:table-cell-properties fo:border="0.74pt solid #000000"/>
    </style:style>
    <style:style style:name="ce5" style:family="table-cell" style:parent-style-name="Default" style:data-style-name="N104">
      <style:table-cell-properties fo:background-color="#ffff99" fo:border="0.74pt solid #000000"/>
    </style:style>
    <style:style style:name="ce6" style:family="table-cell" style:parent-style-name="Default" style:data-style-name="N0">
      <style:table-cell-properties fo:background-color="#ffff99"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default-cell-style-name="ce5"/>
        <table:table-column table:style-name="co3" table:number-columns-repeated="1020" table:default-cell-style-name="ce8"/>
        <table:table-row table:style-name="ro1">
          <table:table-cell table:style-name="ce1" office:value-type="string" calcext:value-type="string">
            <text:p>Tamaño (n)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Quicksort</text:p>
          </table:table-cell>
          <table:table-cell table:style-name="ce1" office:value-type="string" calcext:value-type="string">
            <text:p>Heapsort</text:p>
          </table:table-cell>
          <table:table-cell table:style-name="ce7"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0.000348421" calcext:value-type="float">
            <text:p>0,000348421</text:p>
          </table:table-cell>
          <table:table-cell table:style-name="ce6" office:value-type="float" office:value="0.000089372" calcext:value-type="float">
            <text:p>0,000089372</text:p>
          </table:table-cell>
          <table:table-cell table:style-name="ce2" office:value-type="float" office:value="0.000139449" calcext:value-type="float">
            <text:p>0,000139449</text:p>
          </table:table-cell>
          <table:table-cell table:number-columns-repeated="1020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000421394" calcext:value-type="float">
            <text:p>0,000421394</text:p>
          </table:table-cell>
          <table:table-cell table:style-name="ce3" office:value-type="float" office:value="0.000239261" calcext:value-type="float">
            <text:p>0,000239261</text:p>
          </table:table-cell>
          <table:table-cell table:style-name="ce3" office:value-type="float" office:value="0.000357171" calcext:value-type="float">
            <text:p>0,000357171</text:p>
          </table:table-cell>
          <table:table-cell table:style-name="Default" table:number-columns-repeated="102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" office:value-type="float" office:value="0.000816062" calcext:value-type="float">
            <text:p>0,000816062</text:p>
          </table:table-cell>
          <table:table-cell table:style-name="ce2" office:value-type="float" office:value="0.000443156" calcext:value-type="float">
            <text:p>0,000443156</text:p>
          </table:table-cell>
          <table:table-cell table:style-name="ce2" office:value-type="float" office:value="0.000473314" calcext:value-type="float">
            <text:p>0,000473314</text:p>
          </table:table-cell>
          <table:table-cell table:number-columns-repeated="1020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0.000773576" calcext:value-type="float">
            <text:p>0,000773576</text:p>
          </table:table-cell>
          <table:table-cell table:style-name="ce3" office:value-type="float" office:value="0.000519613" calcext:value-type="float">
            <text:p>0,000519613</text:p>
          </table:table-cell>
          <table:table-cell table:style-name="ce3" office:value-type="float" office:value="0.000662576" calcext:value-type="float">
            <text:p>0,000662576</text:p>
          </table:table-cell>
          <table:table-cell table:style-name="Default" table:number-columns-repeated="102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float" office:value="0.000970916" calcext:value-type="float">
            <text:p>0,000970916</text:p>
          </table:table-cell>
          <table:table-cell table:style-name="ce2" office:value-type="float" office:value="0.000693103" calcext:value-type="float">
            <text:p>0,000693103</text:p>
          </table:table-cell>
          <table:table-cell table:style-name="ce2" office:value-type="float" office:value="0.000824775" calcext:value-type="float">
            <text:p>0,000824775</text:p>
          </table:table-cell>
          <table:table-cell table:number-columns-repeated="1020"/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office:value-type="float" office:value="0.00130702" calcext:value-type="float">
            <text:p>0,001307020</text:p>
          </table:table-cell>
          <table:table-cell table:style-name="ce3" office:value-type="float" office:value="0.000915989" calcext:value-type="float">
            <text:p>0,000915989</text:p>
          </table:table-cell>
          <table:table-cell table:style-name="ce3" office:value-type="float" office:value="0.000894614" calcext:value-type="float">
            <text:p>0,000894614</text:p>
          </table:table-cell>
          <table:table-cell table:style-name="Default" table:number-columns-repeated="1020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5" office:value-type="float" office:value="0.00137588" calcext:value-type="float">
            <text:p>0,001375880</text:p>
          </table:table-cell>
          <table:table-cell table:style-name="ce2" office:value-type="float" office:value="0.000895099" calcext:value-type="float">
            <text:p>0,000895099</text:p>
          </table:table-cell>
          <table:table-cell office:value-type="float" office:value="0.00118793" calcext:value-type="float">
            <text:p>0,001187930</text:p>
          </table:table-cell>
          <table:table-cell table:number-columns-repeated="1020"/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office:value-type="float" office:value="0.00215379" calcext:value-type="float">
            <text:p>0,002153790</text:p>
          </table:table-cell>
          <table:table-cell office:value-type="float" office:value="0.00107636" calcext:value-type="float">
            <text:p>0,001076360</text:p>
          </table:table-cell>
          <table:table-cell table:style-name="ce4" office:value-type="float" office:value="0.00129305" calcext:value-type="float">
            <text:p>0,001293050</text:p>
          </table:table-cell>
          <table:table-cell table:style-name="Default" table:number-columns-repeated="1020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5" office:value-type="float" office:value="0.00188998" calcext:value-type="float">
            <text:p>0,001889980</text:p>
          </table:table-cell>
          <table:table-cell table:style-name="ce5" office:value-type="float" office:value="0.00131718" calcext:value-type="float">
            <text:p>0,001317180</text:p>
          </table:table-cell>
          <table:table-cell office:value-type="float" office:value="0.00145166" calcext:value-type="float">
            <text:p>0,001451660</text:p>
          </table:table-cell>
          <table:table-cell table:number-columns-repeated="1020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office:value-type="float" office:value="0.00195684" calcext:value-type="float">
            <text:p>0,001956840</text:p>
          </table:table-cell>
          <table:table-cell office:value-type="float" office:value="0.00136411" calcext:value-type="float">
            <text:p>0,001364110</text:p>
          </table:table-cell>
          <table:table-cell table:style-name="ce4" office:value-type="float" office:value="0.00199782" calcext:value-type="float">
            <text:p>0,001997820</text:p>
          </table:table-cell>
          <table:table-cell table:style-name="Default" table:number-columns-repeated="1020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style-name="ce5" office:value-type="float" office:value="0.00238632" calcext:value-type="float">
            <text:p>0,002386320</text:p>
          </table:table-cell>
          <table:table-cell table:style-name="ce5" office:value-type="float" office:value="0.00146056" calcext:value-type="float">
            <text:p>0,001460560</text:p>
          </table:table-cell>
          <table:table-cell office:value-type="float" office:value="0.00193231" calcext:value-type="float">
            <text:p>0,001932310</text:p>
          </table:table-cell>
          <table:table-cell table:number-columns-repeated="1020"/>
        </table:table-row>
        <table:table-row table:style-name="ro1">
          <table:table-cell table:style-name="ce3" office:value-type="float" office:value="12000" calcext:value-type="float">
            <text:p>12000</text:p>
          </table:table-cell>
          <table:table-cell office:value-type="float" office:value="0.0026194" calcext:value-type="float">
            <text:p>0,002619400</text:p>
          </table:table-cell>
          <table:table-cell office:value-type="float" office:value="0.00144524" calcext:value-type="float">
            <text:p>0,001445240</text:p>
          </table:table-cell>
          <table:table-cell table:style-name="ce4" office:value-type="float" office:value="0.0020885" calcext:value-type="float">
            <text:p>0,002088500</text:p>
          </table:table-cell>
          <table:table-cell table:style-name="Default" table:number-columns-repeated="1020"/>
        </table:table-row>
        <table:table-row table:style-name="ro1">
          <table:table-cell office:value-type="float" office:value="13000" calcext:value-type="float">
            <text:p>13000</text:p>
          </table:table-cell>
          <table:table-cell table:style-name="ce5" office:value-type="float" office:value="0.00311394" calcext:value-type="float">
            <text:p>0,003113940</text:p>
          </table:table-cell>
          <table:table-cell table:style-name="ce5" office:value-type="float" office:value="0.00163002" calcext:value-type="float">
            <text:p>0,001630020</text:p>
          </table:table-cell>
          <table:table-cell office:value-type="float" office:value="0.00234557" calcext:value-type="float">
            <text:p>0,002345570</text:p>
          </table:table-cell>
          <table:table-cell table:number-columns-repeated="1020"/>
        </table:table-row>
        <table:table-row table:style-name="ro1">
          <table:table-cell table:style-name="ce3" office:value-type="float" office:value="14000" calcext:value-type="float">
            <text:p>14000</text:p>
          </table:table-cell>
          <table:table-cell office:value-type="float" office:value="0.00285921" calcext:value-type="float">
            <text:p>0,002859210</text:p>
          </table:table-cell>
          <table:table-cell office:value-type="float" office:value="0.00177909" calcext:value-type="float">
            <text:p>0,001779090</text:p>
          </table:table-cell>
          <table:table-cell table:style-name="ce4" office:value-type="float" office:value="0.00286144" calcext:value-type="float">
            <text:p>0,002861440</text:p>
          </table:table-cell>
          <table:table-cell table:style-name="Default" table:number-columns-repeated="1020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5" office:value-type="float" office:value="0.00348508" calcext:value-type="float">
            <text:p>0,003485080</text:p>
          </table:table-cell>
          <table:table-cell table:style-name="ce5" office:value-type="float" office:value="0.00201736" calcext:value-type="float">
            <text:p>0,002017360</text:p>
          </table:table-cell>
          <table:table-cell office:value-type="float" office:value="0.00256033" calcext:value-type="float">
            <text:p>0,002560330</text:p>
          </table:table-cell>
          <table:table-cell table:number-columns-repeated="1020"/>
        </table:table-row>
        <table:table-row table:style-name="ro1">
          <table:table-cell table:style-name="ce3" office:value-type="float" office:value="16000" calcext:value-type="float">
            <text:p>16000</text:p>
          </table:table-cell>
          <table:table-cell office:value-type="float" office:value="0.00369628" calcext:value-type="float">
            <text:p>0,003696280</text:p>
          </table:table-cell>
          <table:table-cell office:value-type="float" office:value="0.00212906" calcext:value-type="float">
            <text:p>0,002129060</text:p>
          </table:table-cell>
          <table:table-cell table:style-name="ce4" office:value-type="float" office:value="0.00317534" calcext:value-type="float">
            <text:p>0,003175340</text:p>
          </table:table-cell>
          <table:table-cell table:style-name="Default" table:number-columns-repeated="1020"/>
        </table:table-row>
        <table:table-row table:style-name="ro1">
          <table:table-cell office:value-type="float" office:value="17000" calcext:value-type="float">
            <text:p>17000</text:p>
          </table:table-cell>
          <table:table-cell table:style-name="ce5" office:value-type="float" office:value="0.00339191" calcext:value-type="float">
            <text:p>0,003391910</text:p>
          </table:table-cell>
          <table:table-cell table:style-name="ce5" office:value-type="float" office:value="0.00215293" calcext:value-type="float">
            <text:p>0,002152930</text:p>
          </table:table-cell>
          <table:table-cell office:value-type="float" office:value="0.00334804" calcext:value-type="float">
            <text:p>0,003348040</text:p>
          </table:table-cell>
          <table:table-cell table:number-columns-repeated="1020"/>
        </table:table-row>
        <table:table-row table:style-name="ro1">
          <table:table-cell table:style-name="ce3" office:value-type="float" office:value="18000" calcext:value-type="float">
            <text:p>18000</text:p>
          </table:table-cell>
          <table:table-cell office:value-type="float" office:value="0.00466789" calcext:value-type="float">
            <text:p>0,004667890</text:p>
          </table:table-cell>
          <table:table-cell office:value-type="float" office:value="0.00264558" calcext:value-type="float">
            <text:p>0,002645580</text:p>
          </table:table-cell>
          <table:table-cell table:style-name="ce4" office:value-type="float" office:value="0.00374203" calcext:value-type="float">
            <text:p>0,003742030</text:p>
          </table:table-cell>
          <table:table-cell table:style-name="Default" table:number-columns-repeated="1020"/>
        </table:table-row>
        <table:table-row table:style-name="ro1">
          <table:table-cell office:value-type="float" office:value="19000" calcext:value-type="float">
            <text:p>19000</text:p>
          </table:table-cell>
          <table:table-cell table:style-name="ce5" office:value-type="float" office:value="0.00483051" calcext:value-type="float">
            <text:p>0,004830510</text:p>
          </table:table-cell>
          <table:table-cell table:style-name="ce5" office:value-type="float" office:value="0.00254726" calcext:value-type="float">
            <text:p>0,002547260</text:p>
          </table:table-cell>
          <table:table-cell office:value-type="float" office:value="0.00348786" calcext:value-type="float">
            <text:p>0,003487860</text:p>
          </table:table-cell>
          <table:table-cell table:number-columns-repeated="1020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office:value-type="float" office:value="0.00447157" calcext:value-type="float">
            <text:p>0,004471570</text:p>
          </table:table-cell>
          <table:table-cell office:value-type="float" office:value="0.00301584" calcext:value-type="float">
            <text:p>0,003015840</text:p>
          </table:table-cell>
          <table:table-cell table:style-name="ce4" office:value-type="float" office:value="0.00342003" calcext:value-type="float">
            <text:p>0,003420030</text:p>
          </table:table-cell>
          <table:table-cell table:style-name="Default" table:number-columns-repeated="1020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style-name="ce5" office:value-type="float" office:value="0.00445908" calcext:value-type="float">
            <text:p>0,004459080</text:p>
          </table:table-cell>
          <table:table-cell table:style-name="ce5" office:value-type="float" office:value="0.00278234" calcext:value-type="float">
            <text:p>0,002782340</text:p>
          </table:table-cell>
          <table:table-cell office:value-type="float" office:value="0.0036112" calcext:value-type="float">
            <text:p>0,003611200</text:p>
          </table:table-cell>
          <table:table-cell table:number-columns-repeated="1020"/>
        </table:table-row>
        <table:table-row table:style-name="ro1">
          <table:table-cell table:style-name="ce3" office:value-type="float" office:value="22000" calcext:value-type="float">
            <text:p>22000</text:p>
          </table:table-cell>
          <table:table-cell office:value-type="float" office:value="0.00485917" calcext:value-type="float">
            <text:p>0,004859170</text:p>
          </table:table-cell>
          <table:table-cell office:value-type="float" office:value="0.00348829" calcext:value-type="float">
            <text:p>0,003488290</text:p>
          </table:table-cell>
          <table:table-cell table:style-name="ce4" office:value-type="float" office:value="0.00427783" calcext:value-type="float">
            <text:p>0,004277830</text:p>
          </table:table-cell>
          <table:table-cell table:style-name="Default" table:number-columns-repeated="1020"/>
        </table:table-row>
        <table:table-row table:style-name="ro1">
          <table:table-cell office:value-type="float" office:value="23000" calcext:value-type="float">
            <text:p>23000</text:p>
          </table:table-cell>
          <table:table-cell table:style-name="ce5" office:value-type="float" office:value="0.00509582" calcext:value-type="float">
            <text:p>0,005095820</text:p>
          </table:table-cell>
          <table:table-cell table:style-name="ce5" office:value-type="float" office:value="0.00290054" calcext:value-type="float">
            <text:p>0,002900540</text:p>
          </table:table-cell>
          <table:table-cell office:value-type="float" office:value="0.00527015" calcext:value-type="float">
            <text:p>0,005270150</text:p>
          </table:table-cell>
          <table:table-cell table:number-columns-repeated="1020"/>
        </table:table-row>
        <table:table-row table:style-name="ro1">
          <table:table-cell table:style-name="ce3" office:value-type="float" office:value="24000" calcext:value-type="float">
            <text:p>24000</text:p>
          </table:table-cell>
          <table:table-cell office:value-type="float" office:value="0.00613864" calcext:value-type="float">
            <text:p>0,006138640</text:p>
          </table:table-cell>
          <table:table-cell office:value-type="float" office:value="0.00371563" calcext:value-type="float">
            <text:p>0,003715630</text:p>
          </table:table-cell>
          <table:table-cell table:style-name="ce4" office:value-type="float" office:value="0.00432678" calcext:value-type="float">
            <text:p>0,004326780</text:p>
          </table:table-cell>
          <table:table-cell table:style-name="Default" table:number-columns-repeated="1020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5" office:value-type="float" office:value="0.00868148" calcext:value-type="float">
            <text:p>0,008681480</text:p>
          </table:table-cell>
          <table:table-cell table:style-name="ce5" office:value-type="float" office:value="0.00324515" calcext:value-type="float">
            <text:p>0,003245150</text:p>
          </table:table-cell>
          <table:table-cell office:value-type="float" office:value="0.0045488" calcext:value-type="float">
            <text:p>0,0045488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4:36:26.753583661</meta:creation-date>
    <dc:date>2016-03-10T14:49:46.640751403</dc:date>
    <meta:editing-duration>P0D</meta:editing-duration>
    <meta:editing-cycles>1</meta:editing-cycles>
    <meta:document-statistic meta:table-count="1" meta:cell-count="104" meta:object-count="0"/>
    <meta:generator>LibreOffice/4.2.8.2$Linux_X86_64 LibreOffice_project/420m0$Build-2</meta:generator>
  </office:meta>
</office:document-meta>
</file>